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Use Case Name:<text:s/></text:span>“Take a turn”</text:p>
      <text:p text:style-name="P3"/>
      <text:p text:style-name="Standard"><text:span text:style-name="T4">Primary Actor:<text:s/></text:span>User(s)</text:p>
      <text:p text:style-name="P5"/>
      <text:p text:style-name="P6">Stakeholders and Interests:</text:p>
      <text:p text:style-name="Standard"><text:span text:style-name="T7"><text:tab/></text:span><text:span text:style-name="T8">?</text:span>-The<text:s/>player should be presented with a clearly defined board and know what color robot piece belongs to them.</text:p>
      <text:p text:style-name="Standard"><text:tab/>-The player should know when it’s their turn to play</text:p>
      <text:p text:style-name="Standard"><text:tab/>-The player should be able to maneuver their game piece around the board</text:p>
      <text:p text:style-name="P9"/>
      <text:p text:style-name="P10">Preconditions:</text:p>
      <text:p text:style-name="Standard"><text:tab/>-The board should be set up in a random configuration of 4 sections, 4 robot pieces and target squares all distributed randomly. Each of the robot pieces should be placed on the board such that they do<text:s/>not start on a target square.</text:p>
      <text:p text:style-name="P11"/>
      <text:p text:style-name="P12">Success Guarantee:</text:p>
      <text:p text:style-name="Standard"><text:span text:style-name="T13"><text:tab/></text:span>-At the start, each player (either user or computer) should be told which robot piece belongs to them.</text:p>
      <text:p text:style-name="P14"/>
      <text:p text:style-name="Standard"><text:span text:style-name="T15">Main Success Scenario:</text:span></text:p>
      <text:list text:style-name="LFO1" text:continue-numbering="true">
        <text:list-item>
          <text:p text:style-name="P16">The system indicates whose turn it is<text:s/>(for the difficult board, the system starts a timer)</text:p>
        </text:list-item>
        <text:list-item>
          <text:p text:style-name="P17">The player whose turn it is selects a path</text:p>
        </text:list-item>
        <text:list-item>
          <text:p text:style-name="P18">The system keeps track of how many steps are in the player’s path</text:p>
        </text:list-item>
        <text:list-item>
          <text:p text:style-name="P19">(for the difficult board) the system stops the timer</text:p>
        </text:list-item>
        <text:list-item>
          <text:p text:style-name="P20">The system gives the results<text:s/>(number of steps and/or time) of the player’s turn</text:p>
        </text:list-item>
      </text:list>
      <text:p text:style-name="P21"/>
      <text:p text:style-name="P22">Alternate Flows:</text:p>
      <text:p text:style-name="Standard"><text:span text:style-name="T23"><text:tab/></text:span><text:span text:style-name="T24">Alt 1:</text:span></text:p>
      <text:p text:style-name="Standard"><text:span text:style-name="T25"><text:tab/></text:span>-Save the game: the user selects to save the game’s progress and exit the use case</text:p>
      <text:p text:style-name="Standard"><text:tab/><text:span text:style-name="T26">Alt 2:</text:span></text:p>
      <text:p text:style-name="Standard"><text:tab/>-Reset the game: the user selects to reset the game. Use case ends</text:p>
      <text:p text:style-name="Standard"><text:tab/><text:span text:style-name="T27">Alt 3:</text:span></text:p>
      <text:p text:style-name="Standard"><text:tab/>-at any point in the game the user can select to exit the game, losing all progress</text:p>
      <text:p text:style-name="Standard"/>
      <text:p text:style-name="P28">Exceptions:</text:p>
      <text:p text:style-name="Standard"><text:span text:style-name="T29"><text:tab/></text:span>If the user selects an invalid path, they will be prompted to choose again <text:s/></text:p>
      <text:p text:style-name="P30"/>
      <text:p text:style-name="P31">Special Requirements:</text:p>
      <text:p text:style-name="Standard"><text:span text:style-name="T32"><text:tab/>-</text:span>The game should give a hint of where to first move the robot piece. This can be enabled/disabled by the user.</text:p>
      <text:p text:style-name="Standard"><text:tab/>-The user should be able to save a game and return to it later to complete it.</text:p>
      <text:p text:style-name="P33"/>
      <text:p text:style-name="P34">Open Issues:</text:p>
      <text:p text:style-name="Standard"><text:tab/>-How will a token be rewarded if two or more players choose the same path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vine Ndaya</dc:creator>
    <meta:creation-date>2020-03-02T18:55:00Z</meta:creation-date>
    <dc:date>2020-03-02T18:55:00Z</dc:date>
    <meta:template xlink:href="Normal" xlink:type="simple"/>
    <meta:editing-cycles>2</meta:editing-cycles>
    <meta:editing-duration>PT480S</meta:editing-duration>
    <meta:document-statistic meta:page-count="1" meta:paragraph-count="3" meta:word-count="257" meta:character-count="1724" meta:row-count="12" meta:non-whitespace-character-count="1470"/>
  </office:meta>
</office:document-meta>
</file>